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7F8FE852.png" manifest:media-type="image/png"/>
  <manifest:file-entry manifest:full-path="Pictures/10000000000005000000035A2FD5BE7D.png" manifest:media-type="image/png"/>
  <manifest:file-entry manifest:full-path="Pictures/1000000000000113000000B7E6DFFCE9.png" manifest:media-type="image/png"/>
  <manifest:file-entry manifest:full-path="Pictures/100000000000005E0000005EF75A91A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ce_20_ligh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0.083cm" fo:min-width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5.08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3.98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6.475cm" loext:decorative="false"/>
      <style:paragraph-properties style:writing-mode="lr-tb"/>
    </style:style>
    <style:style style:name="P1" style:family="paragraph">
      <style:text-properties fo:color="#2f4a72" loext:opacity="100%"/>
    </style:style>
    <style:style style:name="P2" style:family="paragraph">
      <loext:graphic-properties draw:fill-color="#ffffff"/>
      <style:text-properties fo:color="#2f4a72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2f4a7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สุภาษิต </text:span><text:span text:style-name="T1">3:5-6</text:span></text:p>
            <text:p text:style-name="P1"><text:span text:style-name="T1">“จงวางใจในพระยาห์เวห์สุดใจของเจ้า</text:span></text:p>
            <text:p text:style-name="P1"><text:span text:style-name="T1">และอย่าพึ่งพาความเข้าใจของตนเอง</text:span></text:p>
            <text:p text:style-name="P1"><text:span text:style-name="T1">จงยอมรับพระองค์ในทุกๆ ทางของเจ้า</text:span></text:p>
            <text:p text:style-name="P1"><text:span text:style-name="T1">และพระองค์จะทรงกระทำให้วิถีของเจ้าราบรื่น”</text:span></text:p>
          </draw:text-box>
        </draw:frame>
        <draw:custom-shape draw:style-name="gr1" draw:text-style-name="P3" draw:layer="layout" svg:width="0.999cm" svg:height="0.999cm" svg:x="4.081cm" svg:y="2.26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12.7cm" svg:y="0.9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19.956cm" svg:y="2.17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24.765cm" svg:y="4.71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1.27cm" svg:y="6.98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24.765cm" svg:y="13.33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2.54cm" svg:y="12.81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" draw:text-style-name="P3" draw:layer="layout" svg:width="0.999cm" svg:height="0.999cm" svg:x="12.7cm" svg:y="13.97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4" draw:layer="layout" svg:width="25.199cm" svg:height="9.134cm" svg:x="1.302cm" svg:y="0.224cm" presentation:class="subtitle" presentation:user-transformed="true">
          <draw:text-box>
            <text:p>เยเรมีย์ 17:7-8</text:p>
            <text:p>“ความสุขจะมีแก่คนที่วางใจในพระยาห์เวห์</text:p>
            <text:p>คือคนที่ความวางใจของเขาอยู่ในพระยาห์เวห์</text:p>
            <text:p>เขาเป็นเหมือนต้นไม้ที่ปลูกอยู่ริมน้ำ </text:p>
            <text:p>และจะไม่กลัวเมื่อความร้อนมา ใบของมันก็ยังเขียวอยู่”</text:p>
          </draw:text-box>
        </draw:frame>
        <draw:frame draw:style-name="gr3" draw:text-style-name="P3" draw:layer="layout" svg:width="13.97cm" svg:height="5.916cm" svg:x="6.985cm" svg:y="9.324cm">
          <draw:image xlink:href="Pictures/1000000000000113000000B7E6DFFC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5.199cm" svg:height="5.08cm" svg:x="1.4cm" svg:y="0.77cm" presentation:class="subtitle" presentation:user-transformed="true">
          <draw:text-box>
            <text:p>สดุดี 37:5</text:p>
            <text:p>“จงมอบทางของเจ้าไว้กับพระยาห์เวห์วางใจในพระองค์ แล้วพระองค์จะทรงกระทำสิ่งนั้น”</text:p>
          </draw:text-box>
        </draw:frame>
        <draw:frame draw:style-name="gr3" draw:text-style-name="P3" draw:layer="layout" svg:width="19.727cm" svg:height="7.62cm" svg:x="4.11cm" svg:y="6.885cm">
          <draw:image xlink:href="Pictures/10000000000005000000035A2FD5B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4" draw:layer="layout" svg:width="25.199cm" svg:height="9.134cm" svg:x="1.4cm" svg:y="1.185cm" presentation:class="subtitle" presentation:user-transformed="true">
          <draw:text-box>
            <text:p>อิสยาห์ 26:3-4</text:p>
            <text:p>“พระองค์ทรงสงวนผู้ที่จิตใจแน่วแน่ไว้</text:p>
            <text:p>ในสันติสุขอันสมบูรณ์</text:p>
            <text:p>เพราะเขาวางใจในพระองค์จงวางใจในพระยาห์เวห์ตลอดไป</text:p>
            <text:p>เพราะพระยาห์เวห์พระเจ้าเป็นศิลานิรันดร์”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989cm" svg:x="1.4cm" svg:y="1.726cm" presentation:class="subtitle" presentation:user-transformed="true">
          <draw:text-box>
            <text:p>สดุดี 56:3</text:p>
            <text:p>“เมื่อข้าพเจ้ากลัว ข้าพเจ้าจะวางใจในพระองค์”</text:p>
          </draw:text-box>
        </draw:frame>
        <draw:frame draw:style-name="gr3" draw:text-style-name="P3" draw:layer="layout" svg:width="24.765cm" svg:height="8.89cm" svg:x="1.77cm" svg:y="5.715cm">
          <draw:image xlink:href="Pictures/1000000000000500000002D07F8FE8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4" draw:layer="layout" svg:width="25.199cm" svg:height="6.475cm" svg:x="1.27cm" svg:y="1.905cm" presentation:class="subtitle" presentation:user-transformed="true">
          <draw:text-box>
            <text:p>ยอห์น 3:21</text:p>
            <text:p>แต่คนที่ประพฤติตามความจริงก็มาถึงความสว่าง </text:p>
            <text:p>เพื่อให้เห็นว่าการกระทำของเขานั้นทำโดยพึ่งพระเจ้า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Ice_20_light" draw:display-name="Ice light" xlink:href="Pictures/100000000000005E0000005EF75A91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0:39:18.937833644</meta:creation-date>
    <dc:date>2025-05-29T18:53:11.495643720</dc:date>
    <meta:editing-duration>PT56M17S</meta:editing-duration>
    <meta:editing-cycles>4</meta:editing-cycles>
    <meta:generator>LibreOffice/25.2.3.2$Linux_X86_64 LibreOffice_project/520$Build-2</meta:generator>
    <meta:document-statistic meta:object-count="50"/>
  </office:meta>
</office:document-meta>
</file>